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put_dropout</text:p>
          </table:table-cell>
          <table:table-cell office:value-type="string" calcext:value-type="string">
            <text:p>hidden_dropout</text:p>
          </table:table-cell>
          <table:table-cell office:value-type="string" calcext:value-type="string">
            <text:p>hidden_laye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embedding_size</text:p>
          </table:table-cell>
          <table:table-cell/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amOptimizer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MSPropOptimize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00-00-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5:48:39.779958937</meta:creation-date>
    <dc:date>2017-07-19T16:10:15.626797230</dc:date>
    <meta:editing-duration>PT11M25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